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22f05"/>
    </style:style>
    <style:style style:name="P2" style:family="paragraph" style:parent-style-name="Standard">
      <style:text-properties officeooo:rsid="00022f05" officeooo:paragraph-rsid="00022f05"/>
    </style:style>
    <style:style style:name="P3" style:family="paragraph" style:parent-style-name="Standard">
      <style:text-properties officeooo:rsid="00022f05" officeooo:paragraph-rsid="00039442"/>
    </style:style>
    <style:style style:name="P4" style:family="paragraph" style:parent-style-name="Standard">
      <style:text-properties fo:font-size="16pt" officeooo:paragraph-rsid="00022f05" style:font-size-asian="16pt" style:font-size-complex="16pt"/>
    </style:style>
    <style:style style:name="P5" style:family="paragraph" style:parent-style-name="Standard">
      <style:text-properties officeooo:paragraph-rsid="00039442"/>
    </style:style>
    <style:style style:name="P6" style:family="paragraph" style:parent-style-name="Text_20_body">
      <style:text-properties fo:font-size="16pt" officeooo:paragraph-rsid="00022f05" style:font-size-asian="16pt" style:font-size-complex="16pt"/>
    </style:style>
    <style:style style:name="P7" style:family="paragraph" style:parent-style-name="Text_20_body">
      <style:text-properties fo:font-size="16pt" officeooo:paragraph-rsid="00039442" style:font-size-asian="16pt" style:font-size-complex="16pt"/>
    </style:style>
    <style:style style:name="P8" style:family="paragraph" style:parent-style-name="Text_20_body">
      <style:text-properties fo:font-size="16pt" officeooo:paragraph-rsid="0004e2d6" style:font-size-asian="16pt" style:font-size-complex="16pt"/>
    </style:style>
    <style:style style:name="P9" style:family="paragraph" style:parent-style-name="Text_20_body">
      <style:text-properties fo:font-size="16pt" officeooo:paragraph-rsid="000523bf" style:font-size-asian="16pt" style:font-size-complex="16pt"/>
    </style:style>
    <style:style style:name="P10" style:family="paragraph" style:parent-style-name="Text_20_body">
      <style:text-properties officeooo:paragraph-rsid="00039442"/>
    </style:style>
    <style:style style:name="P11" style:family="paragraph" style:parent-style-name="Text_20_body">
      <style:text-properties officeooo:paragraph-rsid="000523bf"/>
    </style:style>
    <style:style style:name="P12" style:family="paragraph" style:parent-style-name="Text_20_body">
      <style:text-properties officeooo:paragraph-rsid="0006757c"/>
    </style:style>
    <style:style style:name="T1" style:family="text">
      <style:text-properties fo:font-size="16pt" style:font-size-asian="16pt" style:font-size-complex="16pt"/>
    </style:style>
    <style:style style:name="T2" style:family="text">
      <style:text-properties fo:font-size="16pt" officeooo:rsid="00039442" style:font-size-asian="16pt" style:font-size-complex="16pt"/>
    </style:style>
    <style:style style:name="T3" style:family="text">
      <style:text-properties fo:font-size="16pt" officeooo:rsid="000523bf" style:font-size-asian="16pt" style:font-size-complex="16pt"/>
    </style:style>
    <style:style style:name="T4" style:family="text">
      <style:text-properties fo:font-size="15pt" style:font-size-asian="15pt" style:font-size-complex="15pt"/>
    </style:style>
    <style:style style:name="T5" style:family="text">
      <style:text-properties fo:font-size="15pt" officeooo:rsid="00022f05" style:font-size-asian="15pt" style:font-size-complex="15pt"/>
    </style:style>
    <style:style style:name="T6" style:family="text">
      <style:text-properties officeooo:rsid="00022f05"/>
    </style:style>
    <style:style style:name="T7" style:family="text">
      <style:text-properties fo:font-size="14pt" officeooo:rsid="00022f05" style:font-size-asian="12.25pt" style:font-size-complex="14pt"/>
    </style:style>
    <style:style style:name="T8" style:family="text">
      <style:text-properties officeooo:rsid="0004e2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Exercise: retrieve the records from the table) EMPLOYEES (Employee_Id, First_Name, Last_Name, Email, Phone_Number, Hire_Date, Job_Id, Salary, Commission_Pct, Manager_Id, Department_Id) </text:p>
      <text:p text:style-name="P4"/>
      <text:p text:style-name="P1"><text:span text:style-name="T7">Solution:</text:span></text:p>
      <text:p text:style-name="P4"/>
      <text:p text:style-name="P4"><text:span text:style-name="T6">i)create an employee’s table with the following fields: (Emp_id, First_name, Last_name, Phone_No,Hire_date,Job_id,Emp_Salary,Comission_Pct,manager _id,Department_id) .</text:span></text:p>
      <text:p text:style-name="P1"><text:span text:style-name="T7"/></text:p>
      <text:p text:style-name="P1"><text:span text:style-name="T4"><text:s/>CREATE TABLE EMPLOYEES (</text:span></text:p>
      <text:p text:style-name="P1"><text:span text:style-name="T4"><text:s text:c="4"/>Employee_Id INT PRIMARY KEY,</text:span></text:p>
      <text:p text:style-name="P1"><text:span text:style-name="T4"><text:s text:c="4"/>First_Name VARCHAR(50),</text:span></text:p>
      <text:p text:style-name="P1"><text:span text:style-name="T4"><text:s text:c="4"/>Last_Name VARCHAR(50),</text:span></text:p>
      <text:p text:style-name="P1"><text:span text:style-name="T4"><text:s text:c="4"/>Email VARCHAR(100),</text:span></text:p>
      <text:p text:style-name="P1"><text:span text:style-name="T4"><text:s text:c="4"/>Phone_Number VARCHAR(20),</text:span></text:p>
      <text:p text:style-name="P1"><text:span text:style-name="T4"><text:s text:c="4"/>Hire_Date DATE,</text:span></text:p>
      <text:p text:style-name="P1"><text:span text:style-name="T4"><text:s text:c="4"/>Job_Id VARCHAR(10),</text:span></text:p>
      <text:p text:style-name="P1"><text:span text:style-name="T4"><text:s text:c="4"/>Salary DECIMAL(10, 2),</text:span></text:p>
      <text:p text:style-name="P1"><text:span text:style-name="T4"><text:s text:c="4"/>Commission_Pct DECIMAL(5, 2),</text:span></text:p>
      <text:p text:style-name="P1"><text:span text:style-name="T4"><text:s text:c="4"/>Manager_Id INT,</text:span></text:p>
      <text:p text:style-name="P1"><text:span text:style-name="T4"><text:s text:c="4"/>Department_Id INT</text:span></text:p>
      <text:p text:style-name="P1"><text:span text:style-name="T4">);</text:span></text:p>
      <text:p text:style-name="P1"><text:span text:style-name="T4"/></text:p>
      <text:p text:style-name="P1"><text:span text:style-name="T4">INSERT INTO EMPLOYEES VALUES </text:span></text:p>
      <text:p text:style-name="P1"><text:span text:style-name="T4">(100, 'Steven', 'King', 'SKING', '515.123.4567', '2003-06-17', 'AD_PRES', 24000, NULL, NULL, 90),</text:span></text:p>
      <text:p text:style-name="P1"><text:span text:style-name="T4"/></text:p>
      <text:p text:style-name="P1"><text:span text:style-name="T4"><text:s text:c="4"/>(101, 'Neena', 'Kochhar', 'NKOCHHAR', '515.123.4568', '2005-09-21', 'AD_VP', 17000, NULL, 100, 90),</text:span></text:p>
      <text:p text:style-name="P1"><text:span text:style-name="T4"/></text:p>
      <text:p text:style-name="P1"><text:span text:style-name="T4"><text:s text:c="4"/>(102, 'Lex', 'De Haan', 'LDEHAAN', '515.123.4569', '2001-01-13', 'AD_VP', 17000, NULL, 100, 90),</text:span></text:p>
      <text:p text:style-name="P1"><text:span text:style-name="T4"><text:s text:c="4"/>(103, 'Alexander', 'Hunold', 'AHUNOLD', '590.423.4567', '2006-01-03', 'IT_PROG', 9000, NULL, 102, 60),</text:span></text:p>
      <text:p text:style-name="P1"><text:span text:style-name="T4"/></text:p>
      <text:p text:style-name="P1"><text:soft-page-break/><text:s text:c="3"/><text:span text:style-name="T4"><text:s/>(104, 'Bruce', 'Ernst', 'BERNST', '590.423.4568', '2007-05-21', 'IT_PROG', 6000, NULL, 103, 60);</text:span></text:p>
      <text:p text:style-name="P1"><text:span text:style-name="T4"/></text:p>
      <text:p text:style-name="P1"><text:span text:style-name="T4"/></text:p>
      <text:p text:style-name="P1"><text:span text:style-name="T5">2)</text:span><text:span text:style-name="T1">Insert five records into the table employees </text:span><text:span text:style-name="T5">:</text:span></text:p>
      <text:p text:style-name="P1"><text:span text:style-name="T5"/></text:p>
      <text:p text:style-name="P5"><text:span text:style-name="T4">INSERT INTO EMPLOYEES VALUES </text:span></text:p>
      <text:p text:style-name="P5"><text:span text:style-name="T4"/></text:p>
      <text:p text:style-name="P5"><text:span text:style-name="T4">(100, 'Steven', 'King', 'SKING', '515.123.4567', '2003-06-17', 'AD_PRES', 24000, NULL, NULL, 90),</text:span></text:p>
      <text:p text:style-name="P5"><text:span text:style-name="T4"/></text:p>
      <text:p text:style-name="P5"><text:span text:style-name="T4"><text:s text:c="4"/>(101, 'Neena', 'Kochhar', 'NKOCHHAR', '515.123.4568', '2005-09-21', 'AD_VP', 17000, NULL, 100, 90),</text:span></text:p>
      <text:p text:style-name="P5"><text:span text:style-name="T4"/></text:p>
      <text:p text:style-name="P5"><text:span text:style-name="T4"><text:s text:c="4"/>(102, 'Lex', 'De Haan', 'LDEHAAN', '515.123.4569', '2001-01-13', 'AD_VP', 17000, NULL, 100, 90),</text:span></text:p>
      <text:p text:style-name="P5"><text:span text:style-name="T4"><text:s text:c="4"/>(103, 'Alexander', 'Hunold', 'AHUNOLD', '590.423.4567', '2006-01-03', 'IT_PROG', 9000, NULL, 102, 60),</text:span></text:p>
      <text:p text:style-name="P5"><text:span text:style-name="T4"/></text:p>
      <text:p text:style-name="P5"><text:span text:style-name="T4"><text:s text:c="4"/>(104, 'Bruce', 'Ernst', 'BERNST', '590.423.4568', '2007-05-21', 'IT_PROG', 6000, NULL, 103, 60);</text:span></text:p>
      <text:p text:style-name="P2"><text:span text:style-name="T4"/></text:p>
      <text:p text:style-name="P1"><text:span text:style-name="T5">3)</text:span><text:span text:style-name="T1">Display the table Employees :</text:span></text:p>
      <text:p text:style-name="P1"><text:span text:style-name="T1"/></text:p>
      <text:p text:style-name="P3"><text:span text:style-name="T4">SELECT * FROM EMPLOYEES;</text:span></text:p>
      <text:p text:style-name="P1"><text:span text:style-name="T5"/></text:p>
      <text:p text:style-name="P6">4. Find out the employee id, names, salaries of all the employees</text:p>
      <text:p text:style-name="P6">SELECT First_Name, Last_Name FROM EMPLOYEES WHERE Salary &gt;= 4800;</text:p>
      <text:p text:style-name="P6">5. Find the names of the employees who have a salary greater than or equal to 4800</text:p>
      <text:p text:style-name="P6">SELECT First_Name, Last_Name FROM EMPLOYEES WHERE Salary &gt;= 4800;</text:p>
      <text:p text:style-name="P6"/>
      <text:p text:style-name="P6">6. List out the employees whose last name is ‘AUSTIN’</text:p>
      <text:p text:style-name="P6"><text:soft-page-break/>SELECT First_Name, Last_Name FROM EMPLOYEES WHERE Last_Name = 'Austin';</text:p>
      <text:p text:style-name="P6"/>
      <text:p text:style-name="P6">7. Find the names of the employees who works in departments 60,70 and 80</text:p>
      <text:p text:style-name="P6">SELECT First_Name, Last_Name FROM EMPLOYEES WHERE Department_Id IN (60, 70, 80);</text:p>
      <text:p text:style-name="P6"/>
      <text:p text:style-name="P6">8. Display the unique Manager_Id from employees table</text:p>
      <text:p text:style-name="P6">SELECT DISTINCT Manager_Id FROM EMPLOYEES;</text:p>
      <text:p text:style-name="P6"/>
      <text:p text:style-name="P6"/>
      <text:p text:style-name="P10"><text:span text:style-name="T2">2)</text:span><text:span text:style-name="T1">(Exercise: update the records in the table) Create Client_master with the following fields (ClientNO, Name, Address, City, State, bal_due) </text:span></text:p>
      <text:p text:style-name="P10"><text:span text:style-name="T1"/></text:p>
      <text:p text:style-name="P10"><text:span text:style-name="T1">1. create a client master table with attributes</text:span></text:p>
      <text:p text:style-name="P10"><text:span text:style-name="T1">CREATE TABLE Client_Master (</text:span></text:p>
      <text:p text:style-name="P10"><text:span text:style-name="T1"><text:s text:c="4"/>ClientNO VARCHAR(10) PRIMARY KEY,</text:span></text:p>
      <text:p text:style-name="P10"><text:span text:style-name="T1"><text:s text:c="4"/>Name VARCHAR(50),</text:span></text:p>
      <text:p text:style-name="P10"><text:span text:style-name="T1"><text:s text:c="4"/>Address VARCHAR(100),</text:span></text:p>
      <text:p text:style-name="P10"><text:span text:style-name="T1"><text:s text:c="4"/>City VARCHAR(50),</text:span></text:p>
      <text:p text:style-name="P10"><text:span text:style-name="T1"><text:s text:c="4"/>State VARCHAR(50),</text:span></text:p>
      <text:p text:style-name="P10"><text:span text:style-name="T1"><text:s text:c="4"/>bal_due DECIMAL(10, 2)</text:span></text:p>
      <text:p text:style-name="P10"><text:span text:style-name="T1">);</text:span></text:p>
      <text:p text:style-name="P10"><text:span text:style-name="T1"/></text:p>
      <text:p text:style-name="P10"><text:span text:style-name="T1"/></text:p>
      <text:p text:style-name="P10"><text:soft-page-break/><text:span text:style-name="T1">2. insert five records into the Client_Master</text:span></text:p>
      <text:p text:style-name="P10"><text:span text:style-name="T1">INSERT INTO Client_Master VALUES</text:span></text:p>
      <text:p text:style-name="P10"><text:span text:style-name="T1"><text:s text:c="4"/>('C123', 'Rahul', 'Gandhi Nagar', 'Delhi', 'Delhi', 6000),</text:span></text:p>
      <text:p text:style-name="P10"><text:span text:style-name="T1"><text:s text:c="4"/>('C124', 'Amit', 'MG Road', 'Bangalore', 'Karnataka', 4500),</text:span></text:p>
      <text:p text:style-name="P10"><text:span text:style-name="T1"><text:s text:c="4"/>('C125', 'Sachin', 'Linking Road', 'Mumbai', 'Maharashtra', 3500),</text:span></text:p>
      <text:p text:style-name="P10"><text:span text:style-name="T1"><text:s text:c="4"/>('C126', 'Saurav', 'Hazratganj', 'Lucknow', 'UP', 8000),</text:span></text:p>
      <text:p text:style-name="P10"><text:span text:style-name="T1"><text:s text:c="4"/>('C127', 'Rahul', 'Ballygunge', 'Kolkata', 'West Bengal', 2500);</text:span></text:p>
      <text:p text:style-name="P10"><text:span text:style-name="T1"/></text:p>
      <text:p text:style-name="P10"><text:span text:style-name="T1">3. Display Client Master Table</text:span></text:p>
      <text:p text:style-name="P10"><text:span text:style-name="T1">SELECT * FROM Client_Master;</text:span></text:p>
      <text:p text:style-name="P10"><text:span text:style-name="T1"/></text:p>
      <text:p text:style-name="P10"><text:span text:style-name="T1">4. Find the name of Clients whose balance_due &gt;5000</text:span></text:p>
      <text:p text:style-name="P10"><text:span text:style-name="T1">SELECT Name FROM Client_Master WHERE bal_due &gt; 5000;</text:span></text:p>
      <text:p text:style-name="P10"><text:span text:style-name="T1"/></text:p>
      <text:p text:style-name="P10"><text:span text:style-name="T1">5. Change the bal_due of ClientNO “C123” to Rs. 5100</text:span></text:p>
      <text:p text:style-name="P10"><text:span text:style-name="T1">UPDATE Client_Master SET bal_due = 5100 WHERE ClientNO = 'C123';</text:span></text:p>
      <text:p text:style-name="P10"><text:span text:style-name="T1"/></text:p>
      <text:p text:style-name="P10"><text:span text:style-name="T1">6. Change the name of Client_master to Client12</text:span></text:p>
      <text:p text:style-name="P10"><text:span text:style-name="T1">ALTER TABLE Client_Master RENAME TO Client12;</text:span></text:p>
      <text:p text:style-name="P10"><text:span text:style-name="T1"/></text:p>
      <text:p text:style-name="P10"><text:span text:style-name="T1">7. Display the bal_due heading as “BALANCE” Client master table</text:span></text:p>
      <text:p text:style-name="P10"><text:span text:style-name="T1">SELECT bal_due AS "BALANCE" </text:span></text:p>
      <text:p text:style-name="P10"><text:span text:style-name="T1">FROM Client12;</text:span></text:p>
      <text:p text:style-name="P10"><text:span text:style-name="T1"/></text:p>
      <text:p text:style-name="P7"><text:soft-page-break/>3. Commands of Rollback and Commit :</text:p>
      <text:p text:style-name="P7">1. Create Teacher table with the following fields (Id,Name, DeptNo, Date of joining, DeptName, Location, Salary)<text:line-break/></text:p>
      <text:p text:style-name="P7"/>
      <text:p text:style-name="P7">CREATE TABLE Teacher (</text:p>
      <text:p text:style-name="P7"><text:s text:c="4"/>Id INT PRIMARY KEY,</text:p>
      <text:p text:style-name="P7"><text:s text:c="4"/>Name VARCHAR(50),</text:p>
      <text:p text:style-name="P7"><text:s text:c="4"/>DeptNo INT,</text:p>
      <text:p text:style-name="P7"><text:s text:c="4"/>DateOfJoining DATE,</text:p>
      <text:p text:style-name="P7"><text:s text:c="4"/>DeptName VARCHAR(50),</text:p>
      <text:p text:style-name="P7"><text:s text:c="4"/>Location VARCHAR(50),</text:p>
      <text:p text:style-name="P7"><text:s text:c="4"/>Salary DECIMAL(10, 2)</text:p>
      <text:p text:style-name="P7">);</text:p>
      <text:p text:style-name="P7"/>
      <text:p text:style-name="P7"/>
      <text:p text:style-name="P8">2. Insert five records</text:p>
      <text:p text:style-name="P8"/>
      <text:p text:style-name="P8">INSERT INTO Teacher (Id, Name, DeptNo, DateOfJoining, DeptName, Location, Salary)</text:p>
      <text:p text:style-name="P8">VALUES</text:p>
      <text:p text:style-name="P8"><text:s text:c="4"/>(1, 'John Doe', 101, '2020-01-15', 'Mathematics', 'New York', 55000),</text:p>
      <text:p text:style-name="P8"><text:s text:c="4"/>(2, 'Jane Smith', 102, '2018-05-22', 'Physics', 'London', 62000),</text:p>
      <text:p text:style-name="P8"><text:s text:c="4"/>(3, 'Michael Johnson', 101, '2022-09-03', 'Mathematics', 'Chicago', 58000),</text:p>
      <text:p text:style-name="P8"><text:s text:c="4"/>(4, 'Emily Brown', 103, '2019-11-12', 'Chemistry', 'Los Angeles', 60000),</text:p>
      <text:p text:style-name="P8"><text:soft-page-break/><text:s text:c="4"/>(5, 'David Lee', 102, '2021-03-28', 'Physics', 'Toronto', 65000);</text:p>
      <text:p text:style-name="P8"/>
      <text:p text:style-name="P8">3. Give Increment of 25% salary for Mathematics Department.</text:p>
      <text:p text:style-name="P8">UPDATE Teacher SET Salary = Salary * 1.25 WHERE DeptName = 'Mathematics';</text:p>
      <text:p text:style-name="P8"/>
      <text:p text:style-name="P8">4. Perform Rollback command</text:p>
      <text:p text:style-name="P8">ROLLBACK;</text:p>
      <text:p text:style-name="P8"/>
      <text:p text:style-name="P8">5. Give Increment of 15% salary for Commerce Department</text:p>
      <text:p text:style-name="P8">UPDATE Teacher SET Salary = Salary * 1.15 WHERE DeptName = 'Commerce';</text:p>
      <text:p text:style-name="P8"><text:s/></text:p>
      <text:p text:style-name="P8"/>
      <text:p text:style-name="P8">6. Perform commit command</text:p>
      <text:p text:style-name="P8">COMMIT;</text:p>
      <text:p text:style-name="P7"/>
      <text:p text:style-name="P8"><text:span text:style-name="T8">4)</text:span>Exercise on the group by and order by clauses) Create Sales table with the following fields (Sales No, Salesname, Branch, Salesamount, DOB)</text:p>
      <text:p text:style-name="P8"/>
      <text:p text:style-name="P8">1. Create a Sales Table with the following fields (Sales_No,Sales_Name,Branch,Sales_Amount,DOB)</text:p>
      <text:p text:style-name="P8">CREATE TABLE Sales (</text:p>
      <text:p text:style-name="P8"><text:s text:c="4"/>Sales_No INT PRIMARY KEY,</text:p>
      <text:p text:style-name="P8"><text:s text:c="4"/>Sales_Name VARCHAR(50),</text:p>
      <text:p text:style-name="P8"><text:soft-page-break/><text:s text:c="4"/>Branch VARCHAR(50),</text:p>
      <text:p text:style-name="P8"><text:s text:c="4"/>Sales_Amount DECIMAL(10, 2),</text:p>
      <text:p text:style-name="P8"><text:s text:c="4"/>DOB DATE</text:p>
      <text:p text:style-name="P8">);</text:p>
      <text:p text:style-name="P8"/>
      <text:p text:style-name="P9">2. Insert five records</text:p>
      <text:p text:style-name="P9">INSERT INTO Sales VALUES</text:p>
      <text:p text:style-name="P9"><text:s text:c="4"/>(1, 'Rahul', 'Delhi', 25000, '1985-12-25'),</text:p>
      <text:p text:style-name="P9"><text:s text:c="4"/>(2, 'Amit', 'Delhi', 30000, '1990-06-15'),</text:p>
      <text:p text:style-name="P9"><text:s text:c="4"/>(3, 'Sachin', 'Mumbai', 45000, '1978-12-10'),</text:p>
      <text:p text:style-name="P9"><text:s text:c="4"/>(4, 'Saurav', 'Kolkata', 28000, '1982-09-08'),</text:p>
      <text:p text:style-name="P9"><text:s text:c="4"/>(5, 'Rahul', 'Mumbai', 32000, '1988-11-22');</text:p>
      <text:p text:style-name="P9"/>
      <text:p text:style-name="P9">3. Calculate total salesamount in each branch</text:p>
      <text:p text:style-name="P9">SELECT Branch, SUM(Sales_Amount) AS Total_Sales_Amount</text:p>
      <text:p text:style-name="P9">FROM Sales</text:p>
      <text:p text:style-name="P9">GROUP BY Branch;</text:p>
      <text:p text:style-name="P9"/>
      <text:p text:style-name="P9">4. Calculate average salesamount in each branch</text:p>
      <text:p text:style-name="P9">SELECT Branch, AVG(Sales_Amount) AS Average_Sales_Amount</text:p>
      <text:p text:style-name="P9">FROM Sales</text:p>
      <text:p text:style-name="P9">GROUP BY Branch;</text:p>
      <text:p text:style-name="P9"/>
      <text:p text:style-name="P9"><text:soft-page-break/>5. Display all the salesmen, DOB who are born in the month of December as day in character format i.e. 21-Dec-09</text:p>
      <text:p text:style-name="P9">SELECT Sales_Name, DOB</text:p>
      <text:p text:style-name="P9">FROM Sales</text:p>
      <text:p text:style-name="P9">ORDER BY EXTRACT(MONTH FROM DOB);</text:p>
      <text:p text:style-name="P9"/>
      <text:p text:style-name="P9">6. Display the name and DOB of salesman in alphabetical order of the month.</text:p>
      <text:p text:style-name="P9">CREATE TABLE Emp (</text:p>
      <text:p text:style-name="P9"><text:s text:c="4"/>EmpNo INT PRIMARY KEY,</text:p>
      <text:p text:style-name="P9"><text:s text:c="4"/>EmpName VARCHAR(50),</text:p>
      <text:p text:style-name="P9"><text:s text:c="4"/>Job VARCHAR(50),</text:p>
      <text:p text:style-name="P9"><text:s text:c="4"/>Basic DECIMAL(10, 2),</text:p>
      <text:p text:style-name="P9"><text:s text:c="4"/>DA DECIMAL(10, 2),</text:p>
      <text:p text:style-name="P9"><text:s text:c="4"/>HRA DECIMAL(10, 2),</text:p>
      <text:p text:style-name="P9"><text:s text:c="4"/>PF DECIMAL(10, 2),</text:p>
      <text:p text:style-name="P9"><text:s text:c="4"/>GrossPay DECIMAL(10, 2),</text:p>
      <text:p text:style-name="P9"><text:s text:c="4"/>NetPay DECIMAL(10, 2)</text:p>
      <text:p text:style-name="P9">);</text:p>
      <text:p text:style-name="P9"/>
      <text:p text:style-name="P11"><text:span text:style-name="T3">5)</text:span> <text:span text:style-name="T1">Create an Emp table with the following fields: (EmpNo, EmpName, Job,Basic, DA, HRA,PF, GrossPay, NetPay)</text:span></text:p>
      <text:p text:style-name="P11"><text:span text:style-name="T1">1. create an employee table with the following fields: (Emp_No,Emp_ Name, Designation, basic, DA, HRA, PF, Gross pay, Net pay)</text:span></text:p>
      <text:p text:style-name="P11"><text:span text:style-name="T1">CREATE TABLE Emp (</text:span></text:p>
      <text:p text:style-name="P11"><text:span text:style-name="T1"><text:s text:c="4"/>EmpNo INT PRIMARY KEY,</text:span></text:p>
      <text:p text:style-name="P11"><text:soft-page-break/><text:span text:style-name="T1"><text:s text:c="4"/>EmpName VARCHAR(50),</text:span></text:p>
      <text:p text:style-name="P11"><text:span text:style-name="T1"><text:s text:c="4"/>Job VARCHAR(50),</text:span></text:p>
      <text:p text:style-name="P11"><text:span text:style-name="T1"><text:s text:c="4"/>Basic DECIMAL(10, 2),</text:span></text:p>
      <text:p text:style-name="P11"><text:span text:style-name="T1"><text:s text:c="4"/>DA DECIMAL(10, 2),</text:span></text:p>
      <text:p text:style-name="P11"><text:span text:style-name="T1"><text:s text:c="4"/>HRA DECIMAL(10, 2),</text:span></text:p>
      <text:p text:style-name="P11"><text:span text:style-name="T1"><text:s text:c="4"/>PF DECIMAL(10, 2),</text:span></text:p>
      <text:p text:style-name="P11"><text:span text:style-name="T1"><text:s text:c="4"/>GrossPay DECIMAL(10, 2),</text:span></text:p>
      <text:p text:style-name="P11"><text:span text:style-name="T1"><text:s text:c="4"/>NetPay DECIMAL(10, 2)</text:span></text:p>
      <text:p text:style-name="P11"><text:span text:style-name="T1">);</text:span></text:p>
      <text:p text:style-name="P11"><text:span text:style-name="T1">2. Insert Five Records and calculate GrossPay and NetPay.</text:span></text:p>
      <text:p text:style-name="P11"><text:span text:style-name="T1">INSERT INTO Emp (Emp_No, Emp_Name, Designation, Basic, DA, HRA, PF, Gross_pay, Net_pay)</text:span></text:p>
      <text:p text:style-name="P11"><text:span text:style-name="T1">VALUES</text:span></text:p>
      <text:p text:style-name="P11"><text:span text:style-name="T1"><text:s text:c="4"/>(1, 'John Doe', 'Manager', 50000, 20000, 5000, 6000, 75000, 69000),</text:span></text:p>
      <text:p text:style-name="P11"><text:span text:style-name="T1"><text:s text:c="4"/>(2, 'Jane Smith', 'Analyst', 40000, 16000, 4000, 4800, 60000, 55200),</text:span></text:p>
      <text:p text:style-name="P11"><text:span text:style-name="T1"><text:s text:c="4"/>(3, 'Michael Johnson', 'Engineer', 45000, 18000, 4500, 5400, 67500, 62100),</text:span></text:p>
      <text:p text:style-name="P11"><text:span text:style-name="T1"><text:s text:c="4"/>(4, 'Emily Brown', 'Salesperson', 35000, 14000, 3500, 4200, 52500, 48300),</text:span></text:p>
      <text:p text:style-name="P11"><text:span text:style-name="T1"><text:s text:c="4"/>(5, 'David Lee', 'Accountant', 38000, 15200, 3800, 4560, 57000, 52440);</text:span></text:p>
      <text:p text:style-name="P11"><text:span text:style-name="T1"/></text:p>
      <text:p text:style-name="P11"><text:span text:style-name="T1">3. Adding column to table and Updating Attributes DA</text:span></text:p>
      <text:p text:style-name="P11"><text:span text:style-name="T1">4. Adding column to table and Updating Attributes HRA</text:span></text:p>
      <text:p text:style-name="P11"><text:span text:style-name="T1">5. Adding column to table and Updating Attributes PF</text:span></text:p>
      <text:p text:style-name="P11"><text:span text:style-name="T1"/></text:p>
      <text:p text:style-name="P11"><text:soft-page-break/><text:span text:style-name="T1">6. Adding column to table and Updating Attributes Gross Pay</text:span></text:p>
      <text:p text:style-name="P11"><text:span text:style-name="T1"><text:s/>7. Adding column to table and Updating Attributes Net Pay </text:span></text:p>
      <text:p text:style-name="P11"><text:span text:style-name="T1">ALTER TABLE Emp ADD COLUMN Department VARCHAR(50);</text:span></text:p>
      <text:p text:style-name="P11"><text:span text:style-name="T1">UPDATE Emp SET DA = Basic * 0.4;</text:span></text:p>
      <text:p text:style-name="P11"><text:span text:style-name="T1">UPDATE Emp SET HRA = Basic * 0.1;</text:span></text:p>
      <text:p text:style-name="P11"><text:span text:style-name="T1">UPDATE Emp SET PF = Basic * 0.12;</text:span></text:p>
      <text:p text:style-name="P11"><text:span text:style-name="T1">UPDATE Emp SET GrossPay = Basic + DA + HRA;</text:span></text:p>
      <text:p text:style-name="P11"><text:span text:style-name="T1">UPDATE Emp SET NetPay = GrossPay - PF;</text:span></text:p>
      <text:p text:style-name="P11"><text:span text:style-name="T1"/></text:p>
      <text:p text:style-name="P11"><text:span text:style-name="T1">8. Display the employee table</text:span></text:p>
      <text:p text:style-name="P11"><text:span text:style-name="T1">SELECT * FROM Emp;</text:span></text:p>
      <text:p text:style-name="P11"><text:span text:style-name="T1"/></text:p>
      <text:p text:style-name="P11"><text:span text:style-name="T1">9. Display the employees whose Basic is lowest in each department.</text:span></text:p>
      <text:p text:style-name="P11"><text:span text:style-name="T1">SELECT EmpNo, EmpName, Department, Basic</text:span></text:p>
      <text:p text:style-name="P11"><text:span text:style-name="T1">FROM Emp</text:span></text:p>
      <text:p text:style-name="P11"><text:span text:style-name="T1">WHERE (Department, Basic) IN (</text:span></text:p>
      <text:p text:style-name="P11"><text:span text:style-name="T1"><text:s text:c="4"/>SELECT Department, MIN(Basic)</text:span></text:p>
      <text:p text:style-name="P11"><text:span text:style-name="T1"><text:s text:c="4"/>FROM Emp</text:span></text:p>
      <text:p text:style-name="P11"><text:span text:style-name="T1"><text:s text:c="4"/>GROUP BY Department</text:span></text:p>
      <text:p text:style-name="P11"><text:span text:style-name="T1">);</text:span></text:p>
      <text:p text:style-name="P11"><text:span text:style-name="T1"/></text:p>
      <text:p text:style-name="P11"><text:span text:style-name="T1">10. If NetPay is less than Rs. 10,000 add Rs. 1200 as special allowance</text:span></text:p>
      <text:p text:style-name="P11"><text:span text:style-name="T1"/></text:p>
      <text:p text:style-name="P11"><text:span text:style-name="T1">UPDATE Emp SET NetPay = NetPay + 1200 WHERE NetPay &lt; 10000;</text:span></text:p>
      <text:p text:style-name="P11"><text:soft-page-break/><text:span text:style-name="T1"/></text:p>
      <text:p text:style-name="P11"><text:span text:style-name="T1">11. Display the employees whose GrossPay lies between 10,000 &amp; 20,000</text:span></text:p>
      <text:p text:style-name="P11"><text:span text:style-name="T1">SELECT * FROM Emp WHERE GrossPay BETWEEN 10000 AND 20000;</text:span></text:p>
      <text:p text:style-name="P11"><text:span text:style-name="T1"/></text:p>
      <text:p text:style-name="P11"><text:span text:style-name="T1">12. Display all the employees who earn maximum salary.</text:span></text:p>
      <text:p text:style-name="P11"><text:span text:style-name="T1">SELECT * FROM Emp WHERE NetPay = (SELECT MAX(NetPay) FROM Emp);</text:span></text:p>
      <text:p text:style-name="P11"><text:span text:style-name="T1"/></text:p>
      <text:p text:style-name="P11"><text:span text:style-name="T1"/></text:p>
      <text:p text:style-name="P11"><text:span text:style-name="T3">6)</text:span><text:span text:style-name="T1">Employee Database an Enterprise wishes to maintain a database to automate its operations. Enterprise is divided into certain departments and each department consists of employees. The following two tables describes the automation schemas Dept (deptno, dname, loc) Emp (empno, ename, job, mgr, hiredate, sal, comm, deptno)</text:span></text:p>
      <text:p text:style-name="P11"><text:span text:style-name="T1">1. Create Dept table: Dept (deptno, dname, loc)</text:span></text:p>
      <text:p text:style-name="P11"><text:span text:style-name="T1">CREATE TABLE Dept (</text:span></text:p>
      <text:p text:style-name="P11"><text:span text:style-name="T1"><text:s text:c="4"/>deptno INT PRIMARY KEY,</text:span></text:p>
      <text:p text:style-name="P11"><text:span text:style-name="T1"><text:s text:c="4"/>dname VARCHAR(50),</text:span></text:p>
      <text:p text:style-name="P11"><text:span text:style-name="T1"><text:s text:c="4"/>loc VARCHAR(50)</text:span></text:p>
      <text:p text:style-name="P11"><text:span text:style-name="T1">);</text:span></text:p>
      <text:p text:style-name="P11"><text:span text:style-name="T1"/></text:p>
      <text:p text:style-name="P11"><text:span text:style-name="T1"/></text:p>
      <text:p text:style-name="P12"><text:span text:style-name="T1">2. Create Dept table: Emp (empno, ename, job, mgr, hiredate, sal, comm, deptno)</text:span></text:p>
      <text:p text:style-name="P12"><text:span text:style-name="T1"/></text:p>
      <text:p text:style-name="P12"><text:span text:style-name="T1">CREATE TABLE Emp (</text:span></text:p>
      <text:p text:style-name="P12"><text:soft-page-break/><text:span text:style-name="T1"><text:s text:c="4"/>empno INT PRIMARY KEY,</text:span></text:p>
      <text:p text:style-name="P12"><text:span text:style-name="T1"><text:s text:c="4"/>ename VARCHAR(50),</text:span></text:p>
      <text:p text:style-name="P12"><text:span text:style-name="T1"><text:s text:c="4"/>job VARCHAR(50),</text:span></text:p>
      <text:p text:style-name="P12"><text:span text:style-name="T1"><text:s text:c="4"/>mgr INT,</text:span></text:p>
      <text:p text:style-name="P12"><text:span text:style-name="T1"><text:s text:c="4"/>hiredate DATE,</text:span></text:p>
      <text:p text:style-name="P12"><text:span text:style-name="T1"><text:s text:c="4"/>sal DECIMAL(10, 2),</text:span></text:p>
      <text:p text:style-name="P12"><text:span text:style-name="T1"><text:s text:c="4"/>comm DECIMAL(10, 2),</text:span></text:p>
      <text:p text:style-name="P12"><text:span text:style-name="T1"><text:s text:c="4"/>deptno INT,</text:span></text:p>
      <text:p text:style-name="P12"><text:span text:style-name="T1"><text:s text:c="4"/>FOREIGN KEY (deptno) REFERENCES Dept(deptno)</text:span></text:p>
      <text:p text:style-name="P12"><text:span text:style-name="T1">);</text:span></text:p>
      <text:p text:style-name="P12"><text:span text:style-name="T1"/></text:p>
      <text:p text:style-name="P12"><text:span text:style-name="T1">3. Insert data int Dept and Emp tables</text:span></text:p>
      <text:p text:style-name="P12"><text:span text:style-name="T1">INSERT INTO Dept VALUES</text:span></text:p>
      <text:p text:style-name="P12"><text:span text:style-name="T1"><text:s text:c="4"/>(10, 'ACCOUNTING', 'NEW YORK'),</text:span></text:p>
      <text:p text:style-name="P12"><text:span text:style-name="T1"><text:s text:c="4"/>(20, 'RESEARCH', 'DALLAS'),</text:span></text:p>
      <text:p text:style-name="P12"><text:span text:style-name="T1"><text:s text:c="4"/>(30, 'SALES', 'CHICAGO'),</text:span></text:p>
      <text:p text:style-name="P12"><text:span text:style-name="T1"><text:s text:c="4"/>(40, 'OPERATIONS', 'BOSTON');</text:span></text:p>
      <text:p text:style-name="P12"><text:span text:style-name="T1"/></text:p>
      <text:p text:style-name="P12"><text:span text:style-name="T1">INSERT INTO Emp VALUES</text:span></text:p>
      <text:p text:style-name="P12"><text:span text:style-name="T1"><text:s text:c="4"/>(7782, 'CLARK', 'MANAGER', 7839, '1981-06-09', 2450, NULL, 10),</text:span></text:p>
      <text:p text:style-name="P12"><text:span text:style-name="T1"><text:s text:c="4"/>(7839, 'KING', 'PRESIDENT', NULL, '1981-11-17', 5000, NULL, 10),</text:span></text:p>
      <text:p text:style-name="P12"><text:span text:style-name="T1"><text:s text:c="4"/>(7934, 'MILLER', 'CLERK', 7782, '1982-01-23', 1300, NULL, 10),</text:span></text:p>
      <text:p text:style-name="P12"><text:span text:style-name="T1"><text:s text:c="4"/>(7369, 'SMITH', 'CLERK', 7902, '1980-12-17', 800, NULL, 20),</text:span></text:p>
      <text:p text:style-name="P12"><text:span text:style-name="T1"><text:s text:c="4"/>(7566, 'JONES', 'MANAGER', 7839, '1981-04-02', 2975, NULL, 20),</text:span></text:p>
      <text:p text:style-name="P12"><text:soft-page-break/><text:span text:style-name="T1"><text:s text:c="4"/>(7902, 'FORD', 'ANALYST', 7566, '1981-12-03', 3000, NULL, 20),</text:span></text:p>
      <text:p text:style-name="P12"><text:span text:style-name="T1"><text:s text:c="4"/>(7876, 'ADAMS', 'CLERK', 7788, '1987-05-23', 1100, NULL, 20),</text:span></text:p>
      <text:p text:style-name="P12"><text:span text:style-name="T1"><text:s text:c="4"/>(7788, 'SCOTT', 'ANALYST', 7566, '1982-12-09', 3000, NULL, 20),</text:span></text:p>
      <text:p text:style-name="P12"><text:span text:style-name="T1"><text:s text:c="4"/>(7521, 'WARD', 'SALESMAN', 7698, '1981-02-22', 1250, 500, 30),</text:span></text:p>
      <text:p text:style-name="P12"><text:span text:style-name="T1"><text:s text:c="4"/>(7698, 'BLAKE', 'MANAGER', 7839, '1981-05-01', 2850, NULL, 30),</text:span></text:p>
      <text:p text:style-name="P12"><text:span text:style-name="T1"><text:s text:c="4"/>(7844, 'TURNER', 'SALESMAN', 7698, '1981-09-08', 1500, 0, 30),</text:span></text:p>
      <text:p text:style-name="P12"><text:span text:style-name="T1"><text:s text:c="4"/>(7499, 'ALLEN', 'SALESMAN', 7698, '1981-02-20', 1600, 300, 30),</text:span></text:p>
      <text:p text:style-name="P12"><text:span text:style-name="T1"><text:s text:c="4"/>(7654, 'MARTIN', 'SALESMAN', 7698, '1981-09-28', 1250, 1400, 30);</text:span></text:p>
      <text:p text:style-name="P12"><text:span text:style-name="T1"/></text:p>
      <text:p text:style-name="P12"><text:span text:style-name="T1">4. Update the employee salary by 15%, whose experience is greater than 30 years</text:span></text:p>
      <text:p text:style-name="P12"><text:span text:style-name="T1">UPDATE Emp</text:span></text:p>
      <text:p text:style-name="P12"><text:span text:style-name="T1">SET sal = sal * 1.15</text:span></text:p>
      <text:p text:style-name="P12"><text:span text:style-name="T1">WHERE hiredate &lt; ADD_MONTHS(SYSDATE, -30*12); </text:span></text:p>
      <text:p text:style-name="P12"><text:span text:style-name="T1"/></text:p>
      <text:p text:style-name="P12"><text:span text:style-name="T1">5. Delete the employees, who completed 30 years of service.</text:span></text:p>
      <text:p text:style-name="P12"><text:span text:style-name="T1">DELETE FROM Emp</text:span></text:p>
      <text:p text:style-name="P12"><text:span text:style-name="T1">WHERE hiredate &lt; ADD_MONTHS(SYSDATE, -30*12); </text:span></text:p>
      <text:p text:style-name="P12"><text:span text:style-name="T1"/></text:p>
      <text:p text:style-name="P12"><text:span text:style-name="T1">6. Display the manager who is having maximum number of employees working under him?</text:span></text:p>
      <text:p text:style-name="P12"><text:span text:style-name="T1">SELECT mgr, COUNT(*) AS num_employees</text:span></text:p>
      <text:p text:style-name="P12"><text:span text:style-name="T1">FROM Emp</text:span></text:p>
      <text:p text:style-name="P12"><text:span text:style-name="T1">GROUP BY mgr</text:span></text:p>
      <text:p text:style-name="P12"><text:span text:style-name="T1">ORDER BY num_employees DESC</text:span></text:p>
      <text:p text:style-name="P12"><text:soft-page-break/><text:span text:style-name="T1">FETCH FIRST 1 ROW ONLY;</text:span></text:p>
      <text:p text:style-name="P12"><text:span text:style-name="T1">7. Create a view, which contain employee names and their manager</text:span></text:p>
      <text:p text:style-name="P12"><text:span text:style-name="T1"/></text:p>
      <text:p text:style-name="P12"><text:span text:style-name="T1"><text:s/>CREATE VIEW Emp_Mgr AS</text:span></text:p>
      <text:p text:style-name="P12"><text:span text:style-name="T1">SELECT e.ename AS employee_name, m.ename AS manager_name</text:span></text:p>
      <text:p text:style-name="P12"><text:span text:style-name="T1">FROM Emp e</text:span></text:p>
      <text:p text:style-name="P12"><text:span text:style-name="T1">LEFT JOIN Emp m ON e.mgr = m.empno;</text:span></text:p>
      <text:p text:style-name="P12"><text:span text:style-name="T1"/></text:p>
      <text:p text:style-name="P12"><text:span text:style-name="T1">7. Using Employee Database above perform the following queries</text:span></text:p>
      <text:p text:style-name="P12"><text:span text:style-name="T1"><text:s/>a) Determine the names of employee, who earn more than their managers.</text:span></text:p>
      <text:p text:style-name="P12"><text:span text:style-name="T1">SELECT e.ename</text:span></text:p>
      <text:p text:style-name="P12"><text:span text:style-name="T1">FROM Emp e</text:span></text:p>
      <text:p text:style-name="P12"><text:span text:style-name="T1">JOIN Emp m ON e.mgr = m.empno</text:span></text:p>
      <text:p text:style-name="P12"><text:span text:style-name="T1">WHERE e.sal &gt; m.sal;</text:span></text:p>
      <text:p text:style-name="P12"><text:span text:style-name="T1"><text:s/>b) Determine the names of employees, who take highest salary in their departments.</text:span></text:p>
      <text:p text:style-name="P12"><text:span text:style-name="T1">SELECT e.ename, e.deptno, e.sal</text:span></text:p>
      <text:p text:style-name="P12"><text:span text:style-name="T1">FROM Emp e</text:span></text:p>
      <text:p text:style-name="P12"><text:span text:style-name="T1">WHERE (e.deptno, e.sal) IN (</text:span></text:p>
      <text:p text:style-name="P12"><text:span text:style-name="T1"><text:s text:c="4"/>SELECT deptno, MAX(sal)</text:span></text:p>
      <text:p text:style-name="P12"><text:span text:style-name="T1"><text:s text:c="4"/>FROM Emp</text:span></text:p>
      <text:p text:style-name="P12"><text:span text:style-name="T1"><text:s text:c="4"/>GROUP BY deptno</text:span></text:p>
      <text:p text:style-name="P12"><text:span text:style-name="T1">);</text:span></text:p>
      <text:p text:style-name="P12"><text:span text:style-name="T1"/></text:p>
      <text:p text:style-name="P12"><text:soft-page-break/><text:span text:style-name="T1">c) Determine the employees, who are located at the same place.</text:span></text:p>
      <text:p text:style-name="P12"><text:span text:style-name="T1">SELECT e1.ename, e2.ename, d.loc</text:span></text:p>
      <text:p text:style-name="P12"><text:span text:style-name="T1">FROM Emp e1</text:span></text:p>
      <text:p text:style-name="P12"><text:span text:style-name="T1">JOIN Emp e2 ON e1.empno &lt;&gt; e2.empno AND e1.deptno = e2.deptno</text:span></text:p>
      <text:p text:style-name="P12"><text:span text:style-name="T1">JOIN Dept d ON e1.deptno = d.deptno;</text:span></text:p>
      <text:p text:style-name="P12"><text:span text:style-name="T1"/></text:p>
      <text:p text:style-name="P12"><text:span text:style-name="T1">d) Determine the employees, whose total salary is like the minimum Salary of any department.</text:span></text:p>
      <text:p text:style-name="P12"><text:span text:style-name="T1"/></text:p>
      <text:p text:style-name="P12"><text:span text:style-name="T1">SELECT e.ename, e.sal + COALESCE(e.comm, 0) AS total_salary</text:span></text:p>
      <text:p text:style-name="P12"><text:span text:style-name="T1">FROM Emp e</text:span></text:p>
      <text:p text:style-name="P12"><text:span text:style-name="T1">WHERE e.sal + COALESCE(e.comm, 0) IN (</text:span></text:p>
      <text:p text:style-name="P12"><text:span text:style-name="T1"><text:s text:c="4"/>SELECT MIN(sal)</text:span></text:p>
      <text:p text:style-name="P12"><text:span text:style-name="T1"><text:s text:c="4"/>FROM Emp</text:span></text:p>
      <text:p text:style-name="P12"><text:span text:style-name="T1"><text:s text:c="4"/>GROUP BY deptno</text:span></text:p>
      <text:p text:style-name="P12"><text:span text:style-name="T1">);</text:span></text:p>
      <text:p text:style-name="P12"><text:span text:style-name="T1"/></text:p>
      <text:p text:style-name="P12"><text:span text:style-name="T1"><text:s/>e) Determine the department which does not contain any employees. </text:span></text:p>
      <text:p text:style-name="P12"><text:span text:style-name="T1"/></text:p>
      <text:p text:style-name="P12"><text:span text:style-name="T1">SELECT d.dname</text:span></text:p>
      <text:p text:style-name="P12"><text:span text:style-name="T1">FROM Dept d</text:span></text:p>
      <text:p text:style-name="P12"><text:span text:style-name="T1">LEFT JOIN Emp e ON d.deptno = e.deptno</text:span></text:p>
      <text:p text:style-name="P12"><text:span text:style-name="T1">WHERE e.empno IS NULL;</text:span></text:p>
      <text:p text:style-name="P12"><text:span text:style-name="T1"/></text:p>
      <text:p text:style-name="P12"><text:soft-page-break/><text:span text:style-name="T1">8. Using the tables “DEPARTMENTS” and “EMPLOYEES” above perform the following queries</text:span></text:p>
      <text:p text:style-name="P12"><text:span text:style-name="T1"><text:s/>a) Display the employee details, departments that the departments are same in both the emp and dept. </text:span></text:p>
      <text:p text:style-name="P12"><text:span text:style-name="T1">SELECT e.*, d.*</text:span></text:p>
      <text:p text:style-name="P12"><text:span text:style-name="T1">FROM EMPLOYEES e</text:span></text:p>
      <text:p text:style-name="P12"><text:span text:style-name="T1">JOIN DEPARTMENTS d ON e.Department_Id = d.Department_Id;</text:span></text:p>
      <text:p text:style-name="P12"><text:span text:style-name="T1"/></text:p>
      <text:p text:style-name="P12"><text:span text:style-name="T1">b) Display the employee name and Department name by implementing a left outer join. </text:span></text:p>
      <text:p text:style-name="P12"><text:span text:style-name="T1">SELECT e.First_Name, d.Department_Name</text:span></text:p>
      <text:p text:style-name="P12"><text:span text:style-name="T1">FROM EMPLOYEES e</text:span></text:p>
      <text:p text:style-name="P12"><text:span text:style-name="T1">LEFT OUTER JOIN DEPARTMENTS d ON e.Department_Id = d.Department_Id;</text:span></text:p>
      <text:p text:style-name="P12"><text:span text:style-name="T1"/></text:p>
      <text:p text:style-name="P12"><text:span text:style-name="T1">c) Display the employee name and Department name by implementing a right outer join.</text:span></text:p>
      <text:p text:style-name="P12"><text:span text:style-name="T1">SELECT e.First_Name, d.Department_Name</text:span></text:p>
      <text:p text:style-name="P12"><text:span text:style-name="T1">FROM EMPLOYEES e</text:span></text:p>
      <text:p text:style-name="P12"><text:span text:style-name="T1">RIGHT OUTER JOIN DEPARTMENTS d ON e.Department_Id = d.Department_Id;</text:span></text:p>
      <text:p text:style-name="P12"><text:span text:style-name="T1"/></text:p>
      <text:p text:style-name="P12"><text:span text:style-name="T1">d) Display the details of those who draw the salary greater than the average salary</text:span></text:p>
      <text:p text:style-name="P12"><text:span text:style-name="T1">SELECT *</text:span></text:p>
      <text:p text:style-name="P12"><text:span text:style-name="T1">FROM EMPLOYEES</text:span></text:p>
      <text:p text:style-name="P12"><text:soft-page-break/><text:span text:style-name="T1">WHERE Salary &gt; (SELECT AVG(Salary) FROM EMPLOYE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1T13:10:06.120000000</meta:creation-date>
    <dc:date>2024-07-21T14:37:30.216000000</dc:date>
    <meta:editing-duration>PT1M</meta:editing-duration>
    <meta:editing-cycles>1</meta:editing-cycles>
    <meta:document-statistic meta:table-count="0" meta:image-count="0" meta:object-count="0" meta:page-count="17" meta:paragraph-count="291" meta:word-count="1820" meta:character-count="12767" meta:non-whitespace-character-count="10765"/>
    <meta:generator>LibreOffice/24.2.5.2$Windows_X86_64 LibreOffice_project/bffef4ea93e59bebbeaf7f431bb02b1a39ee8a59</meta:generator>
  </office:meta>
</office:document-meta>
</file>